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marker-start="Arrow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8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54cm" svg:height="1.27cm" svg:x="1cm" svg:y="4.175cm">
          <text:p text:style-name="P1">Main</text:p>
        </draw:rect>
        <draw:rect draw:style-name="gr1" draw:text-style-name="P2" draw:layer="layout" svg:width="3.81cm" svg:height="1.27cm" svg:x="4.445cm" svg:y="4.175cm">
          <text:p text:style-name="P1">Load games</text:p>
        </draw:rect>
        <draw:rect draw:style-name="gr1" draw:text-style-name="P2" draw:layer="layout" svg:width="3.81cm" svg:height="1.27cm" svg:x="4.445cm" svg:y="6.08cm">
          <text:p text:style-name="P1">Menu</text:p>
        </draw:rect>
        <draw:line draw:style-name="gr2" draw:text-style-name="P2" draw:layer="layout" svg:x1="3.54cm" svg:y1="4.81cm" svg:x2="4.445cm" svg:y2="4.81cm">
          <text:p text:style-name="P5"/>
        </draw:line>
        <draw:line draw:style-name="gr2" draw:text-style-name="P2" draw:layer="layout" svg:x1="6.35cm" svg:y1="5.445cm" svg:x2="6.35cm" svg:y2="6.08cm">
          <text:p text:style-name="P5"/>
        </draw:line>
        <draw:rect draw:style-name="gr1" draw:text-style-name="P2" draw:layer="layout" svg:width="3.81cm" svg:height="1.27cm" svg:x="4.445cm" svg:y="7.985cm">
          <text:p text:style-name="P1">Game</text:p>
        </draw:rect>
        <draw:rect draw:style-name="gr1" draw:text-style-name="P2" draw:layer="layout" svg:width="3.81cm" svg:height="1.27cm" svg:x="9.525cm" svg:y="7.985cm">
          <text:p text:style-name="P1">Assets</text:p>
        </draw:rect>
        <draw:rect draw:style-name="gr1" draw:text-style-name="P2" draw:layer="layout" svg:width="5.715cm" svg:height="1.27cm" svg:x="14.605cm" svg:y="10.525cm">
          <text:p text:style-name="P1">Objects Vector</text:p>
        </draw:rect>
        <draw:rect draw:style-name="gr1" draw:text-style-name="P2" draw:layer="layout" svg:width="5.715cm" svg:height="1.27cm" svg:x="14.605cm" svg:y="5.445cm">
          <text:p text:style-name="P1">Backgrounds Vector</text:p>
        </draw:rect>
        <draw:rect draw:style-name="gr1" draw:text-style-name="P2" draw:layer="layout" svg:width="3.81cm" svg:height="1.27cm" svg:x="4.445cm" svg:y="9.89cm">
          <text:p text:style-name="P1">Cine</text:p>
        </draw:rect>
        <draw:rect draw:style-name="gr1" draw:text-style-name="P2" draw:layer="layout" svg:width="3.81cm" svg:height="1.27cm" svg:x="4.445cm" svg:y="11.795cm">
          <text:p text:style-name="P1">Menu</text:p>
        </draw:rect>
        <draw:rect draw:style-name="gr1" draw:text-style-name="P2" draw:layer="layout" svg:width="5.715cm" svg:height="1.27cm" svg:x="14.605cm" svg:y="11.795cm">
          <text:p text:style-name="P1">Menu</text:p>
        </draw:rect>
        <draw:rect draw:style-name="gr1" draw:text-style-name="P2" draw:layer="layout" svg:width="5.715cm" svg:height="1.27cm" svg:x="14.605cm" svg:y="6.715cm">
          <text:p text:style-name="P1">Platforms Vector</text:p>
        </draw:rect>
        <draw:rect draw:style-name="gr1" draw:text-style-name="P2" draw:layer="layout" svg:width="3.81cm" svg:height="1.27cm" svg:x="4.445cm" svg:y="13.7cm">
          <text:p text:style-name="P1">Level</text:p>
        </draw:rect>
        <draw:rect draw:style-name="gr1" draw:text-style-name="P2" draw:layer="layout" svg:width="3.81cm" svg:height="1.27cm" svg:x="4.445cm" svg:y="15.605cm">
          <text:p text:style-name="P1">Level-&gt;run()</text:p>
        </draw:rect>
        <draw:line draw:style-name="gr2" draw:text-style-name="P2" draw:layer="layout" svg:x1="6.35cm" svg:y1="7.35cm" svg:x2="6.35cm" svg:y2="7.985cm">
          <text:p text:style-name="P5"/>
        </draw:line>
        <draw:line draw:style-name="gr2" draw:text-style-name="P2" draw:layer="layout" svg:x1="6.35cm" svg:y1="9.255cm" svg:x2="6.35cm" svg:y2="9.89cm">
          <text:p text:style-name="P5"/>
        </draw:line>
        <draw:line draw:style-name="gr2" draw:text-style-name="P2" draw:layer="layout" svg:x1="6.35cm" svg:y1="11.16cm" svg:x2="6.35cm" svg:y2="11.795cm">
          <text:p text:style-name="P5"/>
        </draw:line>
        <draw:line draw:style-name="gr2" draw:text-style-name="P2" draw:layer="layout" svg:x1="6.35cm" svg:y1="13.065cm" svg:x2="6.35cm" svg:y2="13.7cm">
          <text:p text:style-name="P5"/>
        </draw:line>
        <draw:line draw:style-name="gr2" draw:text-style-name="P2" draw:layer="layout" svg:x1="6.35cm" svg:y1="14.97cm" svg:x2="6.35cm" svg:y2="15.605cm">
          <text:p text:style-name="P5"/>
        </draw:line>
        <draw:line draw:style-name="gr3" draw:text-style-name="P2" draw:layer="layout" svg:x1="8.255cm" svg:y1="8.62cm" svg:x2="9.525cm" svg:y2="8.62cm">
          <text:p text:style-name="P5"/>
        </draw:line>
        <draw:line draw:style-name="gr2" draw:text-style-name="P2" draw:layer="layout" svg:x1="13.335cm" svg:y1="7.985cm" svg:x2="14.605cm" svg:y2="7.35cm">
          <text:p text:style-name="P5"/>
        </draw:line>
        <draw:line draw:style-name="gr2" draw:text-style-name="P2" draw:layer="layout" svg:x1="13.335cm" svg:y1="8.62cm" svg:x2="14.605cm" svg:y2="8.62cm">
          <text:p text:style-name="P5"/>
        </draw:line>
        <draw:line draw:style-name="gr2" draw:text-style-name="P2" draw:layer="layout" svg:x1="13.335cm" svg:y1="8.62cm" svg:x2="14.605cm" svg:y2="9.89cm">
          <text:p text:style-name="P5"/>
        </draw:line>
        <draw:line draw:style-name="gr2" draw:text-style-name="P2" draw:layer="layout" svg:x1="13.335cm" svg:y1="9.255cm" svg:x2="14.605cm" svg:y2="11.16cm">
          <text:p text:style-name="P5"/>
        </draw:line>
        <draw:path draw:style-name="gr2" draw:text-style-name="P2" draw:layer="layout" svg:width="5.931cm" svg:height="1.303cm" draw:transform="rotate (1.15261543801684) translate (8.255cm 14.335cm)" svg:viewBox="0 0 5932 1304" svg:d="m0 26730c1354 1483 4191 1612 5932 838">
          <text:p text:style-name="P5"/>
        </draw:path>
        <draw:polyline draw:style-name="gr4" draw:text-style-name="P2" draw:layer="layout" svg:width="7.645cm" svg:height="2.989cm" draw:transform="rotate (1.91375352481142) translate (1.62902866706322cm 13.4354921353012cm)" svg:viewBox="0 0 7646 2990" draw:points="0,-2978 1068,-5968 7646,-3619">
          <text:p text:style-name="P5"/>
        </draw:polyline>
        <draw:frame draw:style-name="gr5" draw:text-style-name="P4" draw:layer="layout" svg:width="2.54cm" svg:height="1.199cm" svg:x="1.905cm" svg:y="11.795cm">
          <draw:text-box>
            <text:p text:style-name="P3"><text:span text:style-name="T1">Quit </text:span></text:p>
            <text:p text:style-name="P3"><text:span text:style-name="T1">game</text:span></text:p>
          </draw:text-box>
        </draw:frame>
        <draw:rect draw:style-name="gr1" draw:text-style-name="P2" draw:layer="layout" svg:width="3.81cm" svg:height="1.27cm" svg:x="4.445cm" svg:y="17.51cm">
          <text:p text:style-name="P1">Check Events</text:p>
        </draw:rect>
        <draw:rect draw:style-name="gr1" draw:text-style-name="P2" draw:layer="layout" svg:width="3.81cm" svg:height="1.27cm" svg:x="9.525cm" svg:y="17.51cm">
          <text:p text:style-name="P1">Update</text:p>
        </draw:rect>
        <draw:rect draw:style-name="gr1" draw:text-style-name="P2" draw:layer="layout" svg:width="3.175cm" svg:height="1.27cm" svg:x="13.97cm" svg:y="14.97cm">
          <text:p text:style-name="P1">Objects</text:p>
        </draw:rect>
        <draw:rect draw:style-name="gr1" draw:text-style-name="P2" draw:layer="layout" svg:width="3.81cm" svg:height="1.27cm" svg:x="4.445cm" svg:y="19.415cm">
          <text:p text:style-name="P1">Physics</text:p>
        </draw:rect>
        <draw:rect draw:style-name="gr1" draw:text-style-name="P2" draw:layer="layout" svg:width="3.81cm" svg:height="1.27cm" svg:x="9.525cm" svg:y="19.415cm">
          <text:p text:style-name="P1">Cine</text:p>
        </draw:rect>
        <draw:rect draw:style-name="gr1" draw:text-style-name="P2" draw:layer="layout" svg:width="3.81cm" svg:height="1.27cm" svg:x="4.445cm" svg:y="21.32cm">
          <text:p text:style-name="P1">Update OAM</text:p>
        </draw:rect>
        <draw:rect draw:style-name="gr1" draw:text-style-name="P2" draw:layer="layout" svg:width="5.715cm" svg:height="1.27cm" svg:x="14.605cm" svg:y="7.985cm">
          <text:p text:style-name="P1">Villains Vector</text:p>
        </draw:rect>
        <draw:rect draw:style-name="gr1" draw:text-style-name="P2" draw:layer="layout" svg:width="5.715cm" svg:height="1.27cm" svg:x="14.605cm" svg:y="9.255cm">
          <text:p text:style-name="P1">Heroes Vector</text:p>
        </draw:rect>
        <draw:line draw:style-name="gr2" draw:text-style-name="P2" draw:layer="layout" svg:x1="13.335cm" svg:y1="9.255cm" svg:x2="14.605cm" svg:y2="12.43cm">
          <text:p text:style-name="P5"/>
        </draw:line>
        <draw:line draw:style-name="gr2" draw:text-style-name="P2" draw:layer="layout" svg:x1="13.335cm" svg:y1="7.985cm" svg:x2="14.605cm" svg:y2="6.08cm">
          <text:p text:style-name="P5"/>
        </draw:line>
        <draw:rect draw:style-name="gr1" draw:text-style-name="P2" draw:layer="layout" svg:width="3.175cm" svg:height="1.27cm" svg:x="13.97cm" svg:y="16.24cm">
          <text:p text:style-name="P1">Heroes</text:p>
        </draw:rect>
        <draw:rect draw:style-name="gr1" draw:text-style-name="P2" draw:layer="layout" svg:width="3.175cm" svg:height="1.27cm" svg:x="13.97cm" svg:y="17.51cm">
          <text:p text:style-name="P1">Villains</text:p>
        </draw:rect>
        <draw:line draw:style-name="gr2" draw:text-style-name="P2" draw:layer="layout" svg:x1="13.335cm" svg:y1="17.51cm" svg:x2="13.97cm" svg:y2="15.605cm">
          <text:p text:style-name="P5"/>
        </draw:line>
        <draw:line draw:style-name="gr2" draw:text-style-name="P2" draw:layer="layout" svg:x1="13.335cm" svg:y1="17.51cm" svg:x2="13.97cm" svg:y2="16.875cm">
          <text:p text:style-name="P5"/>
        </draw:line>
        <draw:line draw:style-name="gr2" draw:text-style-name="P2" draw:layer="layout" svg:x1="13.335cm" svg:y1="18.145cm" svg:x2="13.97cm" svg:y2="18.145cm">
          <text:p text:style-name="P5"/>
        </draw:line>
        <draw:line draw:style-name="gr2" draw:text-style-name="P2" draw:layer="layout" svg:x1="6.35cm" svg:y1="16.875cm" svg:x2="6.35cm" svg:y2="17.51cm">
          <text:p text:style-name="P5"/>
        </draw:line>
        <draw:line draw:style-name="gr2" draw:text-style-name="P2" draw:layer="layout" svg:x1="5.715cm" svg:y1="18.78cm" svg:x2="5.715cm" svg:y2="19.415cm">
          <text:p text:style-name="P5"/>
        </draw:line>
        <draw:line draw:style-name="gr2" draw:text-style-name="P2" draw:layer="layout" svg:x1="6.35cm" svg:y1="20.685cm" svg:x2="6.35cm" svg:y2="21.32cm">
          <text:p text:style-name="P5"/>
        </draw:line>
        <draw:line draw:style-name="gr2" draw:text-style-name="P2" draw:layer="layout" svg:x1="8.255cm" svg:y1="18.145cm" svg:x2="9.525cm" svg:y2="18.145cm">
          <text:p text:style-name="P5"/>
        </draw:line>
        <draw:line draw:style-name="gr2" draw:text-style-name="P2" draw:layer="layout" svg:x1="8.255cm" svg:y1="20.05cm" svg:x2="9.525cm" svg:y2="20.05cm">
          <text:p text:style-name="P5"/>
        </draw:line>
        <draw:rect draw:style-name="gr1" draw:text-style-name="P2" draw:layer="layout" svg:width="2.635cm" svg:height="1.27cm" svg:x="17.78cm" svg:y="16.24cm">
          <text:p text:style-name="P1">Control</text:p>
        </draw:rect>
        <draw:line draw:style-name="gr2" draw:text-style-name="P2" draw:layer="layout" svg:x1="17.145cm" svg:y1="16.875cm" svg:x2="17.78cm" svg:y2="16.875cm">
          <text:p text:style-name="P5"/>
        </draw:line>
        <draw:rect draw:style-name="gr1" draw:text-style-name="P2" draw:layer="layout" svg:width="2.635cm" svg:height="1.27cm" svg:x="17.78cm" svg:y="17.51cm">
          <text:p text:style-name="P1">AI</text:p>
        </draw:rect>
        <draw:line draw:style-name="gr2" draw:text-style-name="P2" draw:layer="layout" svg:x1="17.145cm" svg:y1="18.145cm" svg:x2="17.78cm" svg:y2="18.145cm">
          <text:p text:style-name="P5"/>
        </draw:line>
        <draw:line draw:style-name="gr2" draw:text-style-name="P2" draw:layer="layout" svg:x1="6.985cm" svg:y1="19.415cm" svg:x2="6.985cm" svg:y2="18.78cm">
          <text:p text:style-name="P5"/>
        </draw:line>
        <draw:frame draw:style-name="gr5" draw:text-style-name="P6" draw:layer="layout" svg:width="3.81cm" svg:height="0.885cm" svg:x="6.985cm" svg:y="18.781cm">
          <draw:text-box>
            <text:p text:style-name="P5"><text:span text:style-name="T1">Elastic Collisions</text:span></text:p>
          </draw:text-box>
        </draw:frame>
        <draw:frame draw:style-name="gr5" draw:text-style-name="P6" draw:layer="layout" svg:width="3.81cm" svg:height="1.199cm" svg:x="8.255cm" svg:y="20.05cm">
          <draw:text-box>
            <text:p text:style-name="P5"><text:span text:style-name="T1">Cine</text:span></text:p>
            <text:p text:style-name="P5"><text:span text:style-name="T1">Trigger</text:span></text:p>
          </draw:text-box>
        </draw:frame>
        <draw:polyline draw:style-name="gr2" draw:text-style-name="P2" draw:layer="layout" svg:width="5.714cm" svg:height="1.269cm" draw:transform="rotate (1.5707963267946) translate (3.175cm 21.9550000000026cm)" svg:viewBox="0 0 5715 1270" draw:points="0,7620 0,6350 5715,6350 5715,7620">
          <text:p text:style-name="P5"/>
        </draw:polyline>
        <draw:polyline draw:style-name="gr4" draw:text-style-name="P2" draw:layer="layout" svg:width="5.714cm" svg:height="0.634cm" draw:transform="rotate (1.5707963267946) translate (8.255cm 18.1450000000014cm)" svg:viewBox="0 0 5715 635" draw:points="0,16510 0,17145 5715,17145 5715,16510">
          <text:p text:style-name="P5"/>
        </draw:polyline>
        <draw:frame draw:style-name="gr5" draw:text-style-name="P6" draw:layer="layout" svg:width="2.54cm" svg:height="1.673cm" svg:x="8.89cm" svg:y="15.202cm">
          <draw:text-box>
            <text:p text:style-name="P5"><text:span text:style-name="T1">Menu</text:span></text:p>
            <text:p text:style-name="P5"><text:span text:style-name="T1">Button</text:span></text:p>
            <text:p text:style-name="P5"><text:span text:style-name="T1">Pressed</text:span></text:p>
          </draw:text-box>
        </draw:frame>
        <draw:polyline draw:style-name="gr4" draw:text-style-name="P2" draw:layer="layout" svg:width="18.935cm" svg:height="11.473cm" draw:transform="rotate (2.23175251452473) translate (6.45155980842405cm 29.071626206374cm)" svg:viewBox="0 0 18936 11474" draw:points="2896,-14535 2506,-14033 0,-15982 7406,-25507 18936,-16541 17376,-14536">
          <text:p text:style-name="P5"/>
        </draw:polyline>
        <draw:frame draw:style-name="gr5" draw:text-style-name="P6" draw:layer="layout" svg:width="2.54cm" svg:height="1.199cm" svg:x="13.97cm" svg:y="20.05cm">
          <draw:text-box>
            <text:p text:style-name="P5"><text:span text:style-name="T1">Level Warp</text:span></text:p>
          </draw:text-box>
        </draw:frame>
        <draw:frame draw:style-name="gr5" draw:text-style-name="P6" draw:layer="layout" svg:width="2.54cm" svg:height="2.147cm" svg:x="10.795cm" svg:y="10.525cm">
          <draw:text-box>
            <text:p text:style-name="P5"><text:span text:style-name="T1">Load Required</text:span></text:p>
            <text:p text:style-name="P5"><text:span text:style-name="T1">Assets</text:span></text:p>
            <text:p text:style-name="P5"><text:span text:style-name="T1">into RAM</text:span></text:p>
          </draw:text-box>
        </draw:frame>
        <draw:polyline draw:style-name="gr4" draw:text-style-name="P2" draw:layer="layout" svg:width="3.862cm" svg:height="0.626cm" draw:transform="rotate (1.73590447403323) translate (8.88984557898991cm 12.4300257304025cm)" svg:viewBox="0 0 3863 627" draw:points="0,13452 3758,14079 3863,13452">
          <text:p text:style-name="P5"/>
        </draw:polyline>
        <draw:frame draw:style-name="gr5" draw:text-style-name="P6" draw:layer="layout" svg:width="2.54cm" svg:height="1.199cm" svg:x="8.89cm" svg:y="9.961cm">
          <draw:text-box>
            <text:p text:style-name="P5"><text:span text:style-name="T1">Level</text:span></text:p>
            <text:p text:style-name="P5"><text:span text:style-name="T1">Warp</text:span></text:p>
          </draw:text-box>
        </draw:frame>
        <draw:frame draw:style-name="gr6" draw:text-style-name="P8" draw:layer="layout" svg:width="19.59cm" svg:height="2.155cm" svg:x="1cm" svg:y="1cm">
          <draw:text-box>
            <text:p text:style-name="P7"><text:span text:style-name="T2">zoidberg Engine Control 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JOSEPH BALOUGH</meta:initial-creator>
    <meta:creation-date>2010-02-26T04:55:18</meta:creation-date>
    <dc:creator>JOSEPH BALOUGH</dc:creator>
    <dc:date>2010-02-26T05:28:42</dc:date>
    <meta:editing-cycles>2</meta:editing-cycles>
    <meta:editing-duration>PT46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